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E5000001056B5EADF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3465a4" draw:fill-color="#000000" draw:textarea-horizontal-align="justify" draw:textarea-vertical-align="middle" draw:auto-grow-height="false" fo:min-height="22.61cm" fo:min-width="18.773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09cm" svg:height="9.207cm" svg:x="2.24cm" svg:y="9.366cm">
          <draw:image xlink:href="Pictures/10000000000001E5000001056B5EADFD.png" xlink:type="simple" xlink:show="embed" xlink:actuate="onLoad" draw:mime-type="image/png">
            <text:p/>
          </draw:image>
        </draw:frame>
        <draw:custom-shape draw:style-name="gr2" draw:text-style-name="P2" draw:layer="layout" svg:width="19.273cm" svg:height="22.86cm" svg:x="1.317cm" svg:y="2.58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109cm" svg:height="9.207cm" svg:x="2.404cm" svg:y="9.461cm">
          <draw:image xlink:href="Pictures/10000000000001E5000001056B5EADF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9T18:02:00.856000000</dc:date>
    <meta:editing-duration>PT3M22S</meta:editing-duration>
    <meta:editing-cycles>1</meta:editing-cycles>
    <meta:generator>LibreOffice/7.6.4.1$Windows_X86_64 LibreOffice_project/e19e193f88cd6c0525a17fb7a176ed8e6a3e2aa1</meta:generator>
    <meta:document-statistic meta:object-count="3"/>
  </office:meta>
</office:document-meta>
</file>